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2.1654in"/>
    </style:style>
    <style:style style:name="co8" style:family="table-column">
      <style:table-column-properties fo:break-before="auto" style:column-width="2.6193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4689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ff4000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ew-shot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f1_score (0.001)</text:p>
          </table:table-cell>
          <table:table-cell office:value-type="float" office:value="0.0001" calcext:value-type="float">
            <text:p>0.0001</text:p>
          </table:table-cell>
          <table:table-cell table:style-name="ce12" office:value-type="float" office:value="0.01" calcext:value-type="float">
            <text:p>0.0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1_score (0.0001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green</text:p>
          </table:table-cell>
          <table:table-cell table:style-name="ce6" office:value-type="float" office:value="0.74" calcext:value-type="float">
            <text:p>0.74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-resunet_g_fs_220</text:p>
          </table:table-cell>
          <table:table-cell office:value-type="float" office:value="0.72" calcext:value-type="float">
            <text:p>0.72</text:p>
          </table:table-cell>
          <table:table-cell/>
          <table:table-cell table:style-name="ce12"/>
          <table:table-cell table:number-columns-repeated="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c-resunet_g_fs_100</text:p>
          </table:table-cell>
          <table:table-cell office:value-type="float" office:value="0.72" calcext:value-type="float">
            <text:p>0.72</text:p>
          </table:table-cell>
          <table:table-cell/>
          <table:table-cell table:style-name="ce12"/>
          <table:table-cell office:value-type="string" calcext:value-type="string">
            <text:p>c-resunet_y_11_dec_bottl_fs_100</text:p>
          </table:table-cell>
          <table:table-cell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y_3_encoder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c-resunet_g_lr001_fs_70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ce12"/>
          <table:table-cell table:style-name="ce9" office:value-type="string" calcext:value-type="string">
            <text:p>c-resunet_y_11_dec_bottl_fs_70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_3_bottleneck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-resunet_g_lr001_fs_50</text:p>
          </table:table-cell>
          <table:table-cell office:value-type="float" office:value="0.66" calcext:value-type="float">
            <text:p>0.66</text:p>
          </table:table-cell>
          <table:table-cell/>
          <table:table-cell table:style-name="ce12"/>
          <table:table-cell table:style-name="ce9" office:value-type="string" calcext:value-type="string">
            <text:p>c-resunet_y_11_dec_bottl_fs_50</text:p>
          </table:table-cell>
          <table:table-cell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_0_decoder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y_3_decoder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y_11_decoder</text:p>
          </table:table-cell>
          <table:table-cell table:style-name="ce3" office:value-type="float" office:value="0.73" calcext:value-type="float">
            <text:p>0.7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c-resunet_g_lr001_fs_40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2"/>
          <table:table-cell office:value-type="string" calcext:value-type="string">
            <text:p>c-resunet_y_11_dec_bottl_fs_40</text:p>
          </table:table-cell>
          <table:table-cell table:number-columns-repeated="2" office:value-type="float" office:value="0.69" calcext:value-type="float">
            <text:p>0.69</text:p>
          </table:table-cell>
          <table:table-cell/>
          <table:table-cell office:value-type="string" calcext:value-type="string">
            <text:p>0.71(full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3_decoder_bottl</text:p>
          </table:table-cell>
          <table:table-cell table:style-name="ce2" office:value-type="float" office:value="0.73" calcext:value-type="float">
            <text:p>0.73</text:p>
          </table:table-cell>
          <table:table-cell office:value-type="string" calcext:value-type="string">
            <text:p>y_11_decoder_bottl</text:p>
          </table:table-cell>
          <table:table-cell table:style-name="ce4" office:value-type="float" office:value="0.774" calcext:value-type="float">
            <text:p>0.77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-resunet_g_lr001_fs_30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table:style-name="ce12" office:value-type="string" calcext:value-type="string">
            <text:p>fail</text:p>
          </table:table-cell>
          <table:table-cell office:value-type="string" calcext:value-type="string">
            <text:p>c-resunet_y_11_dec_bottl_fs_30</text:p>
          </table:table-cell>
          <table:table-cell office:value-type="float" office:value="0.67" calcext:value-type="float">
            <text:p>0.67</text:p>
          </table:table-cell>
          <table:table-cell table:style-name="ce9"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_3_full</text:p>
          </table:table-cell>
          <table:table-cell table:style-name="ce2" office:value-type="float" office:value="0.74" calcext:value-type="float">
            <text:p>0.74</text:p>
          </table:table-cell>
          <table:table-cell office:value-type="string" calcext:value-type="string">
            <text:p>y_11_full</text:p>
          </table:table-cell>
          <table:table-cell table:style-name="ce4" office:value-type="float" office:value="0.76" calcext:value-type="float">
            <text:p>0.7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-resunet_g_lr001_fs_20</text:p>
          </table:table-cell>
          <table:table-cell office:value-type="float" office:value="0.51" calcext:value-type="float">
            <text:p>0.51</text:p>
          </table:table-cell>
          <table:table-cell table:style-name="ce10" office:value-type="float" office:value="0.55" calcext:value-type="float">
            <text:p>0.55</text:p>
          </table:table-cell>
          <table:table-cell/>
          <table:table-cell table:style-name="ce9" office:value-type="string" calcext:value-type="string">
            <text:p>c-resunet_y_11_dec_bottl_fs_20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0.66(full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3_last_layer</text:p>
          </table:table-cell>
          <table:table-cell office:value-type="float" office:value="0.17" calcext:value-type="float">
            <text:p>0.17</text:p>
          </table:table-cell>
          <table:table-cell table:style-name="ce1" office:value-type="string" calcext:value-type="string">
            <text:p>y_11_last_layes</text:p>
          </table:table-cell>
          <table:table-cell table:style-name="ce3" office:value-type="float" office:value="0.22" calcext:value-type="float">
            <text:p>0.2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-resunet_g_lr001_fs_10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style-name="ce9" office:value-type="string" calcext:value-type="string">
            <text:p>c-resunet_y_11_dec_bottl_fs_10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y_11_encoder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y_11_1_last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should be lr 0.001 for scratch?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_11_1_bottle_last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try some and check for improvement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_11_1_2_bottle_last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4"/>
          <table:table-cell table:style-name="ce11" office:value-type="string" calcext:value-type="string">
            <text:p>not finished train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9" office:value-type="string" calcext:value-type="string">
            <text:p>new patience policy:</text:p>
          </table:table-cell>
          <table:table-cell table:number-columns-repeated="3"/>
          <table:table-cell office:value-type="string" calcext:value-type="string">
            <text:p>change learning rate 0.01-0.001-0.000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arly stopping=1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lr scheduler=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2" office:value-type="string" calcext:value-type="string">
            <text:p>new patience policy and lr 0.001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DATASET rs 1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20_rs_10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([.M23]+[.M24]+[.M25]+[.K8])/4" office:value-type="float" office:value="0.51" calcext:value-type="float">
            <text:p>0.51</text:p>
          </table:table-cell>
          <table:table-cell table:style-name="ce9" office:value-type="string" calcext:value-type="string">
            <text:p>c-resunet_y_11_dec_bottl_fs_20_rs_10</text:p>
          </table:table-cell>
          <table:table-cell office:value-type="float" office:value="0.72" calcext:value-type="float">
            <text:p>0.72</text:p>
          </table:table-cell>
          <table:table-cell table:formula="of:=([.P23]+[.P24]+[.P25]+[.O8])/4"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20_rs_100</text:p>
          </table:table-cell>
          <table:table-cell/>
          <table:table-cell office:value-type="float" office:value="0.54" calcext:value-type="float">
            <text:p>0.54</text:p>
          </table:table-cell>
          <table:table-cell table:formula="of:=STDEV([.M23:.M26])" office:value-type="float" office:value="0.0355902608401044" calcext:value-type="float">
            <text:p>0.0355902608401044</text:p>
          </table:table-cell>
          <table:table-cell table:style-name="ce9" office:value-type="string" calcext:value-type="string">
            <text:p>c-resunet_y_11_dec_bottl_fs_20_rs_100</text:p>
          </table:table-cell>
          <table:table-cell office:value-type="float" office:value="0.64" calcext:value-type="float">
            <text:p>0.64</text:p>
          </table:table-cell>
          <table:table-cell table:formula="of:=STDEV([.P23:.P25])" office:value-type="float" office:value="0.0416333199893226" calcext:value-type="float">
            <text:p>0.0416333199893226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20_rs_123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table:style-name="ce9" office:value-type="string" calcext:value-type="string">
            <text:p>c-resunet_y_11_dec_bottl_fs_20_rs_123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30_rs_10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([.M28]+[.M29]+[.M30]+[.K7])/4" office:value-type="float" office:value="0.5225" calcext:value-type="float">
            <text:p>0.5225</text:p>
          </table:table-cell>
          <table:table-cell table:style-name="ce9" office:value-type="string" calcext:value-type="string">
            <text:p>c-resunet_y_11_dec_bottl_fs_30_rs_10</text:p>
          </table:table-cell>
          <table:table-cell office:value-type="float" office:value="0.7" calcext:value-type="float">
            <text:p>0.7</text:p>
          </table:table-cell>
          <table:table-cell table:formula="of:=([.P28]+[.P29]+[.P30]+[.P7])/4" office:value-type="float" office:value="0.6875" calcext:value-type="float">
            <text:p>0.6875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30_rs_100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STDEV([.M28:.M31])" office:value-type="float" office:value="0.0427200187265876" calcext:value-type="float">
            <text:p>0.0427200187265876</text:p>
          </table:table-cell>
          <table:table-cell table:style-name="ce9" office:value-type="string" calcext:value-type="string">
            <text:p>c-resunet_y_11_dec_bottl_fs_30_rs_100</text:p>
          </table:table-cell>
          <table:table-cell office:value-type="float" office:value="0.67" calcext:value-type="float">
            <text:p>0.67</text:p>
          </table:table-cell>
          <table:table-cell table:formula="of:=STDEV([.P28:.P31])" office:value-type="float" office:value="0.0206155281280883" calcext:value-type="float">
            <text:p>0.0206155281280883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30_rs_123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table:style-name="ce9" office:value-type="string" calcext:value-type="string">
            <text:p>c-resunet_y_11_dec_bottl_fs_30_rs_123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40_rs_10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([.M33]+[.M34]+[.M35]+[.K6])/4" office:value-type="float" office:value="0.61" calcext:value-type="float">
            <text:p>0.61</text:p>
          </table:table-cell>
          <table:table-cell table:style-name="ce9" office:value-type="string" calcext:value-type="string">
            <text:p>c-resunet_y_11_dec_bottl_fs_40_rs_10</text:p>
          </table:table-cell>
          <table:table-cell office:value-type="float" office:value="0.68" calcext:value-type="float">
            <text:p>0.68</text:p>
          </table:table-cell>
          <table:table-cell table:formula="of:=([.P33]+[.P34]+[.P35]+[.O6])/4" office:value-type="float" office:value="0.71" calcext:value-type="float">
            <text:p>0.71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40_rs_100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STDEV([.M33:.M36])" office:value-type="float" office:value="0.0535412613473634" calcext:value-type="float">
            <text:p>0.0535412613473634</text:p>
          </table:table-cell>
          <table:table-cell table:style-name="ce9" office:value-type="string" calcext:value-type="string">
            <text:p>c-resunet_y_11_dec_bottl_fs_40_rs_100</text:p>
          </table:table-cell>
          <table:table-cell office:value-type="float" office:value="0.73" calcext:value-type="float">
            <text:p>0.73</text:p>
          </table:table-cell>
          <table:table-cell table:formula="of:=STDEV([.P33:.P36])" office:value-type="float" office:value="0.0294392028877595" calcext:value-type="float">
            <text:p>0.0294392028877595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40_rs_123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table:style-name="ce9" office:value-type="string" calcext:value-type="string">
            <text:p>c-resunet_y_11_dec_bottl_fs_40_rs_123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100_rs_10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([.M38]+[.M39]+[.M40]+[.M41])/4" office:value-type="float" office:value="0.7" calcext:value-type="float">
            <text:p>0.7</text:p>
          </table:table-cell>
          <table:table-cell table:style-name="ce9" office:value-type="string" calcext:value-type="string">
            <text:p>c-resunet_y_11_dec_bottl_fs_100_rs_10</text:p>
          </table:table-cell>
          <table:table-cell office:value-type="float" office:value="0.74" calcext:value-type="float">
            <text:p>0.74</text:p>
          </table:table-cell>
          <table:table-cell table:formula="of:=([.P38]+[.P41]+[.P39]+[.P40])/4" office:value-type="float" office:value="0.7425" calcext:value-type="float">
            <text:p>0.7425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100_rs_100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STDEV([.M38:.M41])" office:value-type="float" office:value="0.0163299316185545" calcext:value-type="float">
            <text:p>0.0163299316185545</text:p>
          </table:table-cell>
          <table:table-cell table:style-name="ce9" office:value-type="string" calcext:value-type="string">
            <text:p>c-resunet_y_11_dec_bottl_fs_100_rs_100</text:p>
          </table:table-cell>
          <table:table-cell office:value-type="float" office:value="0.75" calcext:value-type="float">
            <text:p>0.75</text:p>
          </table:table-cell>
          <table:table-cell table:formula="of:=STDEV([.P38:.P41])" office:value-type="float" office:value="0.0170782512765993" calcext:value-type="float">
            <text:p>0.0170782512765993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c-resunet_g_lr001_fs_100_rs_123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9" office:value-type="string" calcext:value-type="string">
            <text:p>c-resunet_y_11_dec_bottl_fs_100_rs_123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number-columns-repeated="2"/>
        </table:table-row>
      </table:table>
      <table:table table:name="number_epochs_how_many_layers" table:style-name="ta1">
        <table:table-column table:style-name="co10" table:default-cell-style-name="Default"/>
        <table:table-column table:style-name="co1" table:number-columns-repeated="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ow many epochs</text:p>
          </table:table-cell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string" calcext:value-type="string">
            <text:p>pre_training epochs</text:p>
          </table:table-cell>
          <table:table-cell office:value-type="string" calcext:value-type="string">
            <text:p>f1_score</text:p>
          </table:table-cell>
          <table:table-cell table:number-columns-repeated="7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y_0_decoder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decoder unfreezed</text:p>
          </table:table-cell>
          <table:table-cell table:number-columns-repeated="5"/>
          <table:table-cell office:value-type="string" calcext:value-type="string">
            <text:p>y_3_last_layer</text:p>
          </table:table-cell>
          <table:table-cell office:value-type="float" office:value="0.17" calcext:value-type="float">
            <text:p>0.17</text:p>
          </table:table-cell>
          <table:table-cell table:style-name="ce1" office:value-type="string" calcext:value-type="string">
            <text:p>y_11_last_layes</text:p>
          </table:table-cell>
          <table:table-cell table:style-name="ce3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y_3_decoder</text:p>
          </table:table-cell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.71</text:p>
          </table:table-cell>
          <table:table-cell table:number-columns-repeated="5"/>
          <table:table-cell table:style-name="ce1" table:number-columns-repeated="2"/>
          <table:table-cell table:style-name="ce1" office:value-type="string" calcext:value-type="string">
            <text:p>y_3_encoder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11_decoder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7"/>
          <table:table-cell office:value-type="string" calcext:value-type="string">
            <text:p>y_3_bottleneck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y_0_decoder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y_3_decoder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y_11_decoder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_3_decoder_bottl</text:p>
          </table:table-cell>
          <table:table-cell table:style-name="ce2" office:value-type="float" office:value="0.73" calcext:value-type="float">
            <text:p>0.73</text:p>
          </table:table-cell>
          <table:table-cell office:value-type="string" calcext:value-type="string">
            <text:p>y_11_decoder_bottl</text:p>
          </table:table-cell>
          <table:table-cell table:style-name="ce4"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y_3_decoder_bott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3" calcext:value-type="float">
            <text:p>0.73</text:p>
          </table:table-cell>
          <table:table-cell/>
          <table:table-cell office:value-type="string" calcext:value-type="string">
            <text:p>deoder and bottleneck</text:p>
          </table:table-cell>
          <table:table-cell table:number-columns-repeated="5"/>
          <table:table-cell office:value-type="string" calcext:value-type="string">
            <text:p>y_3_full</text:p>
          </table:table-cell>
          <table:table-cell table:style-name="ce2" office:value-type="float" office:value="0.74" calcext:value-type="float">
            <text:p>0.74</text:p>
          </table:table-cell>
          <table:table-cell office:value-type="string" calcext:value-type="string">
            <text:p>y_11_full</text:p>
          </table:table-cell>
          <table:table-cell table:style-name="ce4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y_11_decoder_bottl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774" calcext:value-type="float">
            <text:p>0.774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y_11_encoder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y_11_1_las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y_3_ful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4" calcext:value-type="float">
            <text:p>0.74</text:p>
          </table:table-cell>
          <table:table-cell/>
          <table:table-cell office:value-type="string" calcext:value-type="string">
            <text:p>all the model</text:p>
          </table:table-cell>
          <table:table-cell table:number-columns-repeated="7"/>
          <table:table-cell office:value-type="string" calcext:value-type="string">
            <text:p>y_11_1_bottle_las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y_11_full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9"/>
          <table:table-cell office:value-type="string" calcext:value-type="string">
            <text:p>y_11_1_2_bottle_last</text:p>
          </table:table-cell>
          <table:table-cell table:style-name="ce1" office:value-type="float" office:value="0.74" calcext:value-type="float">
            <text:p>0.7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question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ow many pre training epoch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which layer to fine_tu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_3_last_layer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string" calcext:value-type="string">
            <text:p>answ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y_11_last_layes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3"/>
          <table:table-cell table:style-name="ce6" office:value-type="string" calcext:value-type="string">
            <text:p>more pre-training epochs are better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full model or decoder + bottleneck are equivalent</text:p>
          </table:table-cell>
          <table:table-cell table:style-name="ce6" table:number-columns-repeated="3"/>
          <table:table-cell table:number-columns-repeated="4"/>
        </table:table-row>
      </table:table>
      <table:table table:name="c-resunet_g_lr001" table:style-name="ta1">
        <table:table-column table:style-name="co13" table:default-cell-style-name="ce1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w_shot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f1_score_mean</text:p>
          </table:table-cell>
          <table:table-cell office:value-type="string" calcext:value-type="string">
            <text:p>number of point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_N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2" calcext:value-type="float">
            <text:p>0.02</text:p>
          </table:table-cell>
          <table:table-cell table:formula="of:=[.E3]/SQRT([.D3])" office:value-type="float" office:value="0.01" calcext:value-type="float">
            <text:p>0.01</text:p>
          </table:table-cell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4]/SQRT([.D4])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5]/SQRT([.D5])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" calcext:value-type="float">
            <text:p>0.55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535412613473634" calcext:value-type="float">
            <text:p>0.0535412613473634</text:p>
          </table:table-cell>
          <table:table-cell table:formula="of:=[.E6]/SQRT([.D6])" office:value-type="float" office:value="0.0267706306736817" calcext:value-type="float">
            <text:p>0.0267706306736817</text:p>
          </table:table-cell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427200187265876" calcext:value-type="float">
            <text:p>0.0427200187265876</text:p>
          </table:table-cell>
          <table:table-cell table:formula="of:=[.E7]/SQRT([.D7])" office:value-type="float" office:value="0.0213600093632938" calcext:value-type="float">
            <text:p>0.0213600093632938</text:p>
          </table:table-cell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355902608401044" calcext:value-type="float">
            <text:p>0.0355902608401044</text:p>
          </table:table-cell>
          <table:table-cell table:formula="of:=[.E8]/SQRT([.D8])" office:value-type="float" office:value="0.0177951304200522" calcext:value-type="float">
            <text:p>0.0177951304200522</text:p>
          </table:table-cell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-resunet_y_11_dec_bottl_lr0001" table:style-name="ta1">
        <table:table-column table:style-name="co1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w_shot</text:p>
          </table:table-cell>
          <table:table-cell office:value-type="string" calcext:value-type="string">
            <text:p>f1_score</text:p>
          </table:table-cell>
          <table:table-cell table:style-name="Default" office:value-type="string" calcext:value-type="string">
            <text:p>f1_score_mea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_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7" calcext:value-type="float">
            <text:p>0.77</text:p>
          </table:table-cell>
          <table:table-cell table:style-name="Default"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  <table:table-cell table:formula="of:=[.E3]/SQRT([.D3])"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4" calcext:value-type="float">
            <text:p>0.74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]/SQRT([.D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table:style-name="Default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]/SQRT(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9" calcext:value-type="float">
            <text:p>0.69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416333199893226" calcext:value-type="float">
            <text:p>0.0416333199893226</text:p>
          </table:table-cell>
          <table:table-cell table:formula="of:=[.E6]/SQRT([.D6])" office:value-type="float" office:value="0.0208166599946613" calcext:value-type="float">
            <text:p>0.02081665999466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7" calcext:value-type="float">
            <text:p>0.67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206155281280883" calcext:value-type="float">
            <text:p>0.0206155281280883</text:p>
          </table:table-cell>
          <table:table-cell table:formula="of:=[.E7]/SQRT([.D7])" office:value-type="float" office:value="0.0103077640640442" calcext:value-type="float">
            <text:p>0.0103077640640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294392028877595" calcext:value-type="float">
            <text:p>0.0294392028877595</text:p>
          </table:table-cell>
          <table:table-cell table:formula="of:=[.E8]/SQRT([.D8])" office:value-type="float" office:value="0.0147196014438797" calcext:value-type="float">
            <text:p>0.01471960144387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table:style-name="Default"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7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0:18:13.370754196</meta:creation-date>
    <dc:date>2022-12-03T17:31:35.932530715</dc:date>
    <meta:editing-duration>PT13H15M43S</meta:editing-duration>
    <meta:editing-cycles>19</meta:editing-cycles>
    <meta:generator>LibreOffice/7.3.6.2$Linux_X86_64 LibreOffice_project/30$Build-2</meta:generator>
    <meta:document-statistic meta:table-count="4" meta:cell-count="360" meta:object-count="0"/>
  </office:meta>
</office:document-meta>
</file>